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fo:color="#000000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fo:color="#000000" style:font-name="DejaVu Sans Mono" fo:font-size="22pt" style:font-size-asian="22pt" style:font-size-complex="22pt"/>
    </style:style>
    <style:style style:name="T8" style:family="text">
      <style:text-properties style:font-name="DejaVu Sans Mono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>(-4,8) -&gt; (1,</text:span><text:span text:style-name="T6">0002</text:span><text:span text:style-name="T5">)</text:span></text:p>
            <text:p text:style-name="P3"><text:span text:style-name="T5">(-2,7) -&gt; (5,</text:span><text:span text:style-name="T6">0010</text:span><text:span text:style-name="T5">)</text:span></text:p>
            <text:p text:style-name="P3"><text:span text:style-name="T5">(1,5) <text:s/>-&gt; (6,</text:span><text:span text:style-name="T6">0011</text:span><text:span text:style-name="T5">)</text:span></text:p>
            <text:p text:style-name="P3"><text:span text:style-name="T5"><text:s text:c="6"/></text:span><text:span text:style-name="T7">...</text:span></text:p>
            <text:p text:style-name="P3"><text:span text:style-name="T5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2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9">0</text:span></text:p>
          </draw:text-box>
        </draw:frame>
        <draw:frame draw:style-name="gr4" draw:text-style-name="P3" draw:layer="layout" svg:width="7.687cm" svg:height="9.191cm" svg:x="12.906cm" svg:y="7.553cm">
          <draw:text-box>
            <text:p text:style-name="P3"><text:span text:style-name="T5">(4,-8) -&gt; (0,</text:span><text:span text:style-name="T6">0000</text:span><text:span text:style-name="T5">)</text:span></text:p>
            <text:p text:style-name="P3"><text:span text:style-name="T5"/></text:p>
            <text:p text:style-name="P3"><text:span text:style-name="T5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32:14.411694114</dc:date>
    <dc:creator>elucterio </dc:creator>
    <meta:editing-duration>PT2H6S</meta:editing-duration>
    <meta:editing-cycles>16</meta:editing-cycles>
    <meta:generator>LibreOffice/4.2.8.2$Linux_X86_64 LibreOffice_project/420m0$Build-2</meta:generator>
    <meta:document-statistic meta:object-count="14"/>
  </office:meta>
</office:document-meta>
</file>